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3.945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.277cm" fo:min-width="2.675cm"/>
    </style:style>
    <style:style style:name="gr6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1.743cm" fo:padding-lef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.674cm"/>
    </style:style>
    <style:style style:name="gr10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2.04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266cm" svg:y1="9.555cm" svg:x2="10.266cm" svg:y2="13.365cm">
          <text:p/>
        </draw:line>
        <draw:line draw:style-name="gr1" draw:text-style-name="P1" draw:layer="layout" svg:x1="10.066cm" svg:y1="4.005cm" svg:x2="10.066cm" svg:y2="6.545cm">
          <text:p/>
        </draw:line>
        <draw:line draw:style-name="gr1" draw:text-style-name="P1" draw:layer="layout" svg:x1="4.116cm" svg:y1="3.705cm" svg:x2="4.116cm" svg:y2="7.515cm">
          <text:p/>
        </draw:line>
        <draw:custom-shape draw:style-name="gr2" draw:text-style-name="P1" xml:id="id2" draw:id="id2" draw:layer="layout" svg:width="0.426cm" svg:height="0.439cm" svg:x="2.475cm" svg:y="5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426cm" svg:height="0.439cm" svg:x="3.952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014cm" svg:y1="4.786cm" svg:x2="2.839cm" svg:y2="5.511cm" draw:start-shape="id1" draw:start-glue-point="7" draw:end-shape="id2" draw:end-glue-point="11" svg:d="m4014 4786-1175 725">
          <text:p/>
        </draw:connector>
        <draw:custom-shape draw:style-name="gr2" draw:text-style-name="P1" xml:id="id3" draw:id="id3" draw:layer="layout" svg:width="0.426cm" svg:height="0.439cm" svg:x="3.955cm" svg:y="6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4.655cm" svg:height="0.725cm" svg:x="7.696cm" svg:y="2.835cm">
          <draw:text-box>
            <text:p text:style-name="P2"><text:span text:style-name="T1">andreav/INT/develop</text:span></text:p>
          </draw:text-box>
        </draw:frame>
        <draw:connector draw:style-name="gr3" draw:text-style-name="P1" draw:layer="layout" draw:type="line" svg:x1="2.839cm" svg:y1="5.822cm" svg:x2="4.017cm" svg:y2="6.622cm" draw:start-shape="id2" draw:start-glue-point="9" draw:end-shape="id3" draw:end-glue-point="5" svg:d="m2839 5822 1178 800">
          <text:p/>
        </draw:connector>
        <draw:custom-shape draw:style-name="gr2" draw:text-style-name="P1" xml:id="id5" draw:id="id5" draw:layer="layout" svg:width="0.426cm" svg:height="0.439cm" svg:x="11.245cm" svg:y="5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426cm" svg:height="0.439cm" svg:x="9.875cm" svg:y="4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39cm" svg:y1="4.58cm" svg:x2="11.307cm" svg:y2="5.539cm" draw:start-shape="id4" draw:start-glue-point="9" draw:end-shape="id5" draw:end-glue-point="5" svg:d="m10239 4580 1068 959">
          <text:p/>
        </draw:connector>
        <draw:line draw:style-name="gr1" draw:text-style-name="P1" draw:layer="layout" svg:x1="4.376cm" svg:y1="9.42cm" svg:x2="4.376cm" svg:y2="13.23cm">
          <text:p/>
        </draw:line>
        <draw:custom-shape draw:style-name="gr2" draw:text-style-name="P1" xml:id="id7" draw:id="id7" draw:layer="layout" svg:width="0.426cm" svg:height="0.439cm" svg:x="2.735cm" svg:y="11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426cm" svg:height="0.439cm" svg:x="4.212cm" svg:y="10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274cm" svg:y1="10.501cm" svg:x2="3.099cm" svg:y2="11.226cm" draw:start-shape="id6" draw:start-glue-point="7" draw:end-shape="id7" draw:end-glue-point="11" svg:d="m4274 10501-1175 725">
          <text:p/>
        </draw:connector>
        <draw:custom-shape draw:style-name="gr2" draw:text-style-name="P1" xml:id="id8" draw:id="id8" draw:layer="layout" svg:width="0.426cm" svg:height="0.439cm" svg:x="4.215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099cm" svg:y1="11.537cm" svg:x2="4.277cm" svg:y2="12.337cm" draw:start-shape="id7" draw:start-glue-point="9" draw:end-shape="id8" draw:end-glue-point="5" svg:d="m3099 11537 1178 800">
          <text:p/>
        </draw:connector>
        <draw:g>
          <draw:frame draw:style-name="gr5" draw:text-style-name="P3" draw:layer="layout" svg:width="3.175cm" svg:height="0.725cm" svg:x="1.981cm" svg:y="8.35cm">
            <draw:text-box>
              <text:p text:style-name="P2"><text:span text:style-name="T1">andreav/INT/</text:span></text:p>
            </draw:text-box>
          </draw:frame>
          <draw:frame draw:style-name="gr6" draw:text-style-name="P3" draw:layer="layout" svg:width="1.993cm" svg:height="0.725cm" svg:x="4.767cm" svg:y="8.35cm">
            <draw:text-box>
              <text:p text:style-name="P2"><text:span text:style-name="T1">develop</text:span></text:p>
            </draw:text-box>
          </draw:frame>
        </draw:g>
        <draw:custom-shape draw:style-name="gr2" draw:text-style-name="P1" xml:id="id10" draw:id="id10" draw:layer="layout" svg:width="0.426cm" svg:height="0.439cm" svg:x="11.505cm" svg:y="1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426cm" svg:height="0.439cm" svg:x="10.135cm" svg:y="9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499cm" svg:y1="10.295cm" svg:x2="11.567cm" svg:y2="11.254cm" draw:start-shape="id9" draw:start-glue-point="9" draw:end-shape="id10" draw:end-glue-point="5" svg:d="m10499 10295 1068 959">
          <text:p/>
        </draw:connector>
        <draw:custom-shape draw:style-name="gr2" draw:text-style-name="P1" xml:id="id11" draw:id="id11" draw:layer="layout" svg:width="0.426cm" svg:height="0.439cm" svg:x="8.595cm" svg:y="11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26cm" svg:height="0.439cm" svg:x="10.075cm" svg:y="12.2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959cm" svg:y1="11.5cm" svg:x2="10.137cm" svg:y2="12.3cm" draw:start-shape="id11" draw:start-glue-point="9" draw:end-shape="id12" draw:end-glue-point="5" svg:d="m8959 11500 1178 800">
          <text:p/>
        </draw:connector>
        <draw:connector draw:style-name="gr3" draw:text-style-name="P1" draw:layer="layout" draw:type="line" svg:x1="10.197cm" svg:y1="10.295cm" svg:x2="8.959cm" svg:y2="11.189cm" draw:start-shape="id9" draw:start-glue-point="7" draw:end-shape="id11" draw:end-glue-point="11" svg:d="m10197 10295-1238 894">
          <text:p/>
        </draw:connector>
        <draw:frame draw:style-name="gr7" draw:layer="layout" svg:width="0.502cm" svg:height="0.962cm" svg:x="15.551cm" svg:y="9.938cm">
          <draw:text-box>
            <text:p/>
          </draw:text-box>
        </draw:frame>
        <draw:frame draw:style-name="gr8" draw:text-style-name="P4" draw:layer="layout" svg:width="2.818cm" svg:height="0.806cm" svg:x="14.816cm" svg:y="5.005cm">
          <draw:text-box>
            <text:p><text:span text:style-name="T2">before pull</text:span></text:p>
          </draw:text-box>
        </draw:frame>
        <draw:frame draw:style-name="gr9" draw:text-style-name="P4" draw:layer="layout" svg:width="2.407cm" svg:height="0.806cm" svg:x="15.236cm" svg:y="10.525cm">
          <draw:text-box>
            <text:p><text:span text:style-name="T2">after pull</text:span></text:p>
          </draw:text-box>
        </draw:frame>
        <draw:g>
          <draw:frame draw:style-name="gr5" draw:text-style-name="P3" draw:layer="layout" svg:width="3.175cm" svg:height="0.725cm" svg:x="1.876cm" svg:y="2.78cm">
            <draw:text-box>
              <text:p text:style-name="P2"><text:span text:style-name="T1">andreav/INT/</text:span></text:p>
            </draw:text-box>
          </draw:frame>
          <draw:frame draw:style-name="gr6" draw:text-style-name="P3" draw:layer="layout" svg:width="1.993cm" svg:height="0.725cm" svg:x="4.662cm" svg:y="2.78cm">
            <draw:text-box>
              <text:p text:style-name="P2"><text:span text:style-name="T1">develop</text:span></text:p>
            </draw:text-box>
          </draw:frame>
        </draw:g>
        <draw:frame draw:style-name="gr4" draw:text-style-name="P3" draw:layer="layout" svg:width="4.655cm" svg:height="0.725cm" svg:x="7.751cm" svg:y="8.495cm">
          <draw:text-box>
            <text:p text:style-name="P2"><text:span text:style-name="T1">andreav/INT/develop</text:span></text:p>
          </draw:text-box>
        </draw:frame>
        <draw:line draw:style-name="gr10" draw:text-style-name="P1" draw:layer="layout" svg:x1="7.186cm" svg:y1="2.3cm" svg:x2="7.186cm" svg:y2="14.365cm">
          <text:p/>
        </draw:line>
        <draw:line draw:style-name="gr10" draw:text-style-name="P1" draw:layer="layout" svg:x1="1.636cm" svg:y1="7.985cm" svg:x2="15.606cm" svg:y2="7.985cm">
          <text:p/>
        </draw:line>
        <draw:frame draw:style-name="gr8" draw:text-style-name="P4" draw:layer="layout" svg:width="1.713cm" svg:height="0.806cm" svg:x="3.206cm" svg:y="1.2cm">
          <draw:text-box>
            <text:p><text:span text:style-name="T2">origin</text:span></text:p>
          </draw:text-box>
        </draw:frame>
        <draw:frame draw:style-name="gr8" draw:text-style-name="P4" draw:layer="layout" svg:width="1.687cm" svg:height="0.806cm" svg:x="9.583cm" svg:y="1.264cm">
          <draw:text-box>
            <text:p><text:span text:style-name="T2">clone</text:span></text:p>
          </draw:text-box>
        </draw:frame>
        <draw:line draw:style-name="gr10" draw:text-style-name="P1" draw:layer="layout" svg:x1="1.636cm" svg:y1="2.27cm" svg:x2="15.606cm" svg:y2="2.27cm">
          <text:p/>
        </draw:line>
        <draw:line draw:style-name="gr10" draw:text-style-name="P1" draw:layer="layout" svg:x1="14.886cm" svg:y1="2.301cm" svg:x2="14.886cm" svg:y2="14.366cm">
          <text:p/>
        </draw:line>
        <draw:custom-shape draw:style-name="gr2" draw:text-style-name="P1" xml:id="id13" draw:id="id13" draw:layer="layout" svg:width="0.426cm" svg:height="0.439cm" svg:x="11.505cm" svg:y="13.0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439cm" svg:y1="12.611cm" svg:x2="11.505cm" svg:y2="13.311cm" draw:start-shape="id12" draw:start-glue-point="9" draw:end-shape="id13" draw:end-glue-point="6" svg:d="m10439 12611 1066 700">
          <text:p/>
        </draw:connector>
        <draw:connector draw:style-name="gr3" draw:text-style-name="P1" draw:layer="layout" draw:type="line" svg:x1="11.718cm" svg:y1="11.629cm" svg:x2="11.718cm" svg:y2="13.091cm" draw:start-shape="id10" draw:start-glue-point="8" draw:end-shape="id13" draw:end-glue-point="4" svg:d="m11718 11629v1462">
          <text:p/>
        </draw:connector>
        <draw:frame draw:style-name="gr11" draw:text-style-name="P3" draw:layer="layout" svg:width="2.54cm" svg:height="0.725cm" svg:x="11.93cm" svg:y="5.355cm">
          <draw:text-box>
            <text:p text:style-name="P2"><text:span text:style-name="T1">FTR/topic</text:span></text:p>
          </draw:text-box>
        </draw:frame>
        <draw:custom-shape draw:style-name="gr12" draw:text-style-name="P1" draw:layer="layout" svg:width="1.905cm" svg:height="2.54cm" svg:x="10.725cm" svg:y="11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4cm" svg:height="0.725cm" svg:x="12.13cm" svg:y="13cm">
          <draw:text-box>
            <text:p text:style-name="P2"><text:span text:style-name="T1">FTR/top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5.288cm" fo:margin-left="1cm" fo:margin-right="8.92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0T14:36:01</meta:creation-date>
    <dc:date>2012-02-10T14:39:36</dc:date>
    <dc:creator>vallea </dc:creator>
    <meta:editing-duration>PT3M35S</meta:editing-duration>
    <meta:editing-cycles>2</meta:editing-cycles>
    <meta:generator>LibreOffice/3.3$Linux LibreOffice_project/330m19$Build-301</meta:generator>
    <meta:document-statistic meta:object-count="47"/>
  </office:meta>
</office:document-meta>
</file>